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5-10-19 1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5-07-16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5-04-26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5-01-25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0624" calcext:value-type="float">
            <text:p>-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4-10-20 1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4-07-24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4-04-28 1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4-01-29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3-10-28 1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3-07-28 1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3-05-06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3-02-13 1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2-11-05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2-05-09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2-02-0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1-10-26 1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1-07-29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1-04-26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1-01-2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0-10-26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0-07-29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0-04-29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0-02-05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9-10-1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9-07-24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9-04-29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9-01-2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8-11-15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8-08-22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8-06-12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8-02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7-10-31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7-08-0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7-05-1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7-02-07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6-11-15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6-08-1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6-05-10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6-02-08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5-11-0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3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5-08-10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